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bold" officeooo:rsid="000413ca" officeooo:paragraph-rsid="000413ca" fo:background-color="transparent" style:font-name-asian="Calibri1" style:font-weight-asian="bold" style:font-name-complex="Calibri1" style:font-weight-complex="bold"/>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officeooo:rsid="000413ca" fo:background-color="transparent" style:font-name-asian="Calibri1" style:font-name-complex="Calibri1"/>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ob Game Thoughts</text:p>
      <text:p text:style-name="P4"/>
      <text:p text:style-name="P4">-What is the game called? A working title or codename designation will do. And a version number ....</text:p>
      <text:p text:style-name="P4"/>
      <text:p text:style-name="P4">#########</text:p>
      <text:p text:style-name="P4">I believe that two websites are needed. One for the main game page (it should contain the forums, main game info, a place to create and account and a place to login and a place to reset your password)</text:p>
      <text:p text:style-name="P4">The second website would be the actual game and would be a subsidary of the original site.</text:p>
      <text:p text:style-name="P1"><text:span text:style-name="T1">eg. </text:span><text:a xlink:type="simple" xlink:href="http://www.jacobgame.com/index.html" text:style-name="Internet_20_link" text:visited-style-name="Visited_20_Internet_20_Link"><text:span text:style-name="T2">www.jacobgame.com/index.html</text:span></text:a><text:span text:style-name="T1"> (index is actually just inferred and invisible).</text:span></text:p>
      <text:p text:style-name="P1"><text:a xlink:type="simple" xlink:href="http://www.jacobgame.com/username/profile" text:style-name="Internet_20_link" text:visited-style-name="Visited_20_Internet_20_Link"><text:span text:style-name="T2">www.jacobgame.com/username/profile</text:span></text:a><text:span text:style-name="T1"> (or some other thing like /town or /inventory)</text:span></text:p>
      <text:p text:style-name="P4">Basically a prelogon site and a postlogon site.</text:p>
      <text:p text:style-name="P4"/>
      <text:p text:style-name="P4">#########</text:p>
      <text:p text:style-name="P4">MORE ABSTRACTION is needed. Lots more. This means that all code should be broken up into small chunks with more files in more folders and more classes and more derived information. Partitcularly the main app.py and the main home.html files.</text:p>
      <text:p text:style-name="P4">##########</text:p>
      <text:p text:style-name="P4">Data entry editors are needed. Like map editors basically things that you build to make your work more generic and less error prone.</text:p>
      <text:p text:style-name="P5"/>
      <text:p text:style-name="P3">Marlen Thoughts:</text:p>
      <text:p text:style-name="P3"><text:span text:style-name="T3">I kind of want the UI to change as the day progresses ... it could shift from Day to Night theme over time. Maybe update every 30 min or so? You could even change the shadow placement on the UI so that it would look like the sun was moving across the sk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8T17:48:18.543000000</dc:date>
    <meta:editing-duration>PT2M13S</meta:editing-duration>
    <meta:editing-cycles>1</meta:editing-cycles>
    <meta:document-statistic meta:table-count="0" meta:image-count="0" meta:object-count="0" meta:page-count="1" meta:paragraph-count="14" meta:word-count="224" meta:character-count="1289" meta:non-whitespace-character-count="1079"/>
    <meta:generator>LibreOffice/6.0.2.1$Windows_X86_64 LibreOffice_project/f7f06a8f319e4b62f9bc5095aa112a65d2f3ac89</meta:generator>
  </office:meta>
</office:document-meta>
</file>